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15"/>
    <style:style style:name="ce6" style:family="table-cell" style:parent-style-name="Default" style:data-style-name="N37"/>
    <style:style style:name="ce7" style:family="table-cell" style:parent-style-name="Default" style:data-style-name="N38"/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2.67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nk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/>
          <table:table-cell table:number-columns-repeated="3" table:style-name="ce2"/>
          <table:table-cell table:number-columns-repeated="16380"/>
        </table:table-row>
        <table:table-row table:style-name="ro1">
          <table:table-cell/>
          <table:table-cell office:value-type="string" table:style-name="ce3">
            <text:p>Dim/Coef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Ship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wl - length of water line [m]</text:p>
          </table:table-cell>
          <table:table-cell office:value-type="float" office:value="6.0220000000000002" table:style-name="ce1">
            <text:p>6,022</text:p>
          </table:table-cell>
          <table:table-cell office:value-type="float" office:value="239.19" table:style-name="ce1">
            <text:p>239,1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 - breadth [m]</text:p>
          </table:table-cell>
          <table:table-cell office:value-type="float" office:value="1.0569999999999999" table:style-name="ce1">
            <text:p>1,05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 - draught [m]</text:p>
          </table:table-cell>
          <table:table-cell office:value-type="float" office:value="0.307" table:style-name="ce1">
            <text:p>0,307</text:p>
          </table:table-cell>
          <table:table-cell office:value-type="float" office:value="12.2" table:style-name="ce1">
            <text:p>12,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b - block coefficinet</text:p>
          </table:table-cell>
          <table:table-cell office:value-type="float" office:value="0.83399999999999996" table:style-name="ce1">
            <text:p>0,834</text:p>
          </table:table-cell>
          <table:table-cell office:value-type="float" office:value="0.83399999999999996" table:style-name="ce1">
            <text:p>0,83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 - displacemnt [m3]</text:p>
          </table:table-cell>
          <table:table-cell office:value-type="float" office:value="1.623" table:style-name="ce1">
            <text:p>1,623</text:p>
          </table:table-cell>
          <table:table-cell office:value-type="float" office:value="101664" table:style-name="ce1">
            <text:p>101664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 - wetted surface [m2]</text:p>
          </table:table-cell>
          <table:table-cell office:value-type="float" office:value="9.06" table:style-name="ce1">
            <text:p>9,06</text:p>
          </table:table-cell>
          <table:table-cell office:value-type="float" office:value="14291" table:style-name="ce1">
            <text:p>1429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am - Air resistance</text:p>
          </table:table-cell>
          <table:table-cell office:value-type="float" office:value="2.8799999999999999E-5" table:formula="of:=0.0288*0.001" table:style-name="ce4">
            <text:p>2,880E-05</text:p>
          </table:table-cell>
          <table:table-cell office:value-type="float" office:value="2.8799999999999999E-5" table:formula="of:=0.0288*0.001" table:style-name="ce4">
            <text:p>2,880E-0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inematic viscosity [Pa s]</text:p>
          </table:table-cell>
          <table:table-cell office:value-type="float" office:value="1E-3" table:style-name="ce1">
            <text:p>0,001</text:p>
          </table:table-cell>
          <table:table-cell office:value-type="float" office:value="1E-3" table:style-name="ce1">
            <text:p>0,0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ensity [kg/m3]</text:p>
          </table:table-cell>
          <table:table-cell office:value-type="float" office:value="1000" table:style-name="ce1">
            <text:p>1000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Phi</text:p>
          </table:table-cell>
          <table:table-cell office:value-type="float" office:value="0.11156988326667613" table:formula="of:=[.C6]/[.C3]*SQRT([.C4]*2*[.C5])" table:style-name="ce1">
            <text:p>0,11156988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orm factor k</text:p>
          </table:table-cell>
          <table:table-cell office:value-type="float" office:value="0.1342058893225328" table:formula="of:=0.6*[.C13]+145*POWER([.C13];3.5)" table:style-name="ce1">
            <text:p>0,13420588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a - Correlation factor</text:p>
          </table:table-cell>
          <table:table-cell office:value-type="float" office:value="-2.2800000000000001E-4" table:style-name="ce5">
            <text:p>-2,28E-04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Model_tests" table:style-name="ta1"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60" table:default-cell-style-name="ce1"/>
        <table:table-column table:style-name="co6" table:number-columns-repeated="16320" table:default-cell-style-name="ce1"/>
        <table:table-row table:style-name="ro1">
          <table:table-cell/>
          <table:table-cell table:number-columns-repeated="8" table:style-name="ce2"/>
          <table:table-cell table:number-columns-repeated="16375"/>
        </table:table-row>
        <table:table-row table:style-name="ro1">
          <table:table-cell/>
          <table:table-cell office:value-type="string" table:style-name="ce3">
            <text:p>V</text:p>
          </table:table-cell>
          <table:table-cell office:value-type="string" table:style-name="ce3">
            <text:p>Fn</text:p>
          </table:table-cell>
          <table:table-cell office:value-type="string" table:style-name="ce3">
            <text:p>Rn</text:p>
          </table:table-cell>
          <table:table-cell office:value-type="string" table:style-name="ce3">
            <text:p>Rt [N]</text:p>
          </table:table-cell>
          <table:table-cell office:value-type="string" table:style-name="ce3">
            <text:p>1000 Ct</text:p>
          </table:table-cell>
          <table:table-cell office:value-type="string" table:style-name="ce3">
            <text:p>1000 Cf</text:p>
          </table:table-cell>
          <table:table-cell office:value-type="string" table:style-name="ce3">
            <text:p>1000 Cv</text:p>
          </table:table-cell>
          <table:table-cell office:value-type="string" table:style-name="ce3">
            <text:p>1000 C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02" table:style-name="ce6">
            <text:p>1,020</text:p>
          </table:table-cell>
          <table:table-cell office:value-type="float" office:value="0.13270744642017496" table:formula="of:=[.B3]/SQRT(9.81*[Tanker_Data.$C$3])" table:style-name="ce6">
            <text:p>0,133</text:p>
          </table:table-cell>
          <table:table-cell office:value-type="float" office:value="6142440.0000000009" table:formula="of:=[.B3]*[Tanker_Data.$C$3]/([Tanker_Data.$C$10]/[Tanker_Data.$C$11])" table:style-name="ce6">
            <text:p>6142440,000</text:p>
          </table:table-cell>
          <table:table-cell office:value-type="float" office:value="18.28" table:style-name="ce6">
            <text:p>18,280</text:p>
          </table:table-cell>
          <table:table-cell office:value-type="float" office:value="3.8786236911766823" table:formula="of:=1000*[.E3]/(0.5*[Tanker_Data.$C$11]*[.B3]^2*[Tanker_Data.$C$8])" table:style-name="ce6">
            <text:p>3,879</text:p>
          </table:table-cell>
          <table:table-cell office:value-type="float" office:value="3.2710797722097249" table:formula="of:=1000*0.075/(LOG10([.D3]) - 2)^2" table:style-name="ce6">
            <text:p>3,271</text:p>
          </table:table-cell>
          <table:table-cell office:value-type="float" office:value="3.7100779420840793" table:formula="of:=(1+[Tanker_Data.$C$14])*[Model_tests.G3]" table:style-name="ce6">
            <text:p>3,710</text:p>
          </table:table-cell>
          <table:table-cell office:value-type="float" office:value="0.13974574909260301" table:formula="of:=[.F3]-[.H3]-1000*[Tanker_Data.$C$9]" table:style-name="ce6">
            <text:p>0,14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0609999999999999" table:style-name="ce6">
            <text:p>1,061</text:p>
          </table:table-cell>
          <table:table-cell office:value-type="float" office:value="0.13804176534490745" table:formula="of:=[.B4]/SQRT(9.81*[Tanker_Data.$C$3])" table:style-name="ce6">
            <text:p>0,138</text:p>
          </table:table-cell>
          <table:table-cell office:value-type="float" office:value="6389342" table:formula="of:=[.B4]*[Tanker_Data.$C$3]/([Tanker_Data.$C$10]/[Tanker_Data.$C$11])" table:style-name="ce6">
            <text:p>6389342,000</text:p>
          </table:table-cell>
          <table:table-cell office:value-type="float" office:value="19.66" table:style-name="ce6">
            <text:p>19,660</text:p>
          </table:table-cell>
          <table:table-cell office:value-type="float" office:value="3.8552677349801812" table:formula="of:=1000*[.E4]/(0.5*[Tanker_Data.$C$11]*[.B4]^2*[Tanker_Data.$C$8])" table:style-name="ce6">
            <text:p>3,855</text:p>
          </table:table-cell>
          <table:table-cell office:value-type="float" office:value="3.2478205753351155" table:formula="of:=1000*0.075/(LOG10([.D4]) - 2)^2" table:style-name="ce6">
            <text:p>3,248</text:p>
          </table:table-cell>
          <table:table-cell office:value-type="float" office:value="3.683697224007985" table:formula="of:=(1+[Tanker_Data.$C$14])*[Model_tests.G4]" table:style-name="ce6">
            <text:p>3,684</text:p>
          </table:table-cell>
          <table:table-cell office:value-type="float" office:value="0.14277051097219612" table:formula="of:=[.F4]-[.H4]-1000*[Tanker_Data.$C$9]" table:style-name="ce6">
            <text:p>0,14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1020000000000001" table:style-name="ce6">
            <text:p>1,102</text:p>
          </table:table-cell>
          <table:table-cell office:value-type="float" office:value="0.14337608426963999" table:formula="of:=[.B5]/SQRT(9.81*[Tanker_Data.$C$3])" table:style-name="ce6">
            <text:p>0,143</text:p>
          </table:table-cell>
          <table:table-cell office:value-type="float" office:value="6636244.0000000009" table:formula="of:=[.B5]*[Tanker_Data.$C$3]/([Tanker_Data.$C$10]/[Tanker_Data.$C$11])" table:style-name="ce6">
            <text:p>6636244,000</text:p>
          </table:table-cell>
          <table:table-cell office:value-type="float" office:value="21.1" table:style-name="ce6">
            <text:p>21,100</text:p>
          </table:table-cell>
          <table:table-cell office:value-type="float" office:value="3.8354918499869979" table:formula="of:=1000*[.E5]/(0.5*[Tanker_Data.$C$11]*[.B5]^2*[Tanker_Data.$C$8])" table:style-name="ce6">
            <text:p>3,835</text:p>
          </table:table-cell>
          <table:table-cell office:value-type="float" office:value="3.2256767158820003" table:formula="of:=1000*0.075/(LOG10([.D5]) - 2)^2" table:style-name="ce6">
            <text:p>3,226</text:p>
          </table:table-cell>
          <table:table-cell office:value-type="float" office:value="3.6585815282039311" table:formula="of:=(1+[Tanker_Data.$C$14])*[Model_tests.G5]" table:style-name="ce6">
            <text:p>3,659</text:p>
          </table:table-cell>
          <table:table-cell office:value-type="float" office:value="0.14811032178306677" table:formula="of:=[.F5]-[.H5]-1000*[Tanker_Data.$C$9]" table:style-name="ce6">
            <text:p>0,14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143" table:style-name="ce6">
            <text:p>1,143</text:p>
          </table:table-cell>
          <table:table-cell office:value-type="float" office:value="0.14871040319437251" table:formula="of:=[.B6]/SQRT(9.81*[Tanker_Data.$C$3])" table:style-name="ce6">
            <text:p>0,149</text:p>
          </table:table-cell>
          <table:table-cell office:value-type="float" office:value="6883146" table:formula="of:=[.B6]*[Tanker_Data.$C$3]/([Tanker_Data.$C$10]/[Tanker_Data.$C$11])" table:style-name="ce6">
            <text:p>6883146,000</text:p>
          </table:table-cell>
          <table:table-cell office:value-type="float" office:value="22.6" table:style-name="ce6">
            <text:p>22,600</text:p>
          </table:table-cell>
          <table:table-cell office:value-type="float" office:value="3.8187196533551484" table:formula="of:=1000*[.E6]/(0.5*[Tanker_Data.$C$11]*[.B6]^2*[Tanker_Data.$C$8])" table:style-name="ce6">
            <text:p>3,819</text:p>
          </table:table-cell>
          <table:table-cell office:value-type="float" office:value="3.2045553731798342" table:formula="of:=1000*0.075/(LOG10([.D6]) - 2)^2" table:style-name="ce6">
            <text:p>3,205</text:p>
          </table:table-cell>
          <table:table-cell office:value-type="float" office:value="3.634625576920735" table:formula="of:=(1+[Tanker_Data.$C$14])*[Model_tests.G6]" table:style-name="ce6">
            <text:p>3,635</text:p>
          </table:table-cell>
          <table:table-cell office:value-type="float" office:value="0.15529407643441345" table:formula="of:=[.F6]-[.H6]-1000*[Tanker_Data.$C$9]" table:style-name="ce6">
            <text:p>0,15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1839999999999999" table:style-name="ce6">
            <text:p>1,184</text:p>
          </table:table-cell>
          <table:table-cell office:value-type="float" office:value="0.15404472211910503" table:formula="of:=[.B7]/SQRT(9.81*[Tanker_Data.$C$3])" table:style-name="ce6">
            <text:p>0,154</text:p>
          </table:table-cell>
          <table:table-cell office:value-type="float" office:value="7130048" table:formula="of:=[.B7]*[Tanker_Data.$C$3]/([Tanker_Data.$C$10]/[Tanker_Data.$C$11])" table:style-name="ce6">
            <text:p>7130048,000</text:p>
          </table:table-cell>
          <table:table-cell office:value-type="float" office:value="24.18" table:style-name="ce6">
            <text:p>24,180</text:p>
          </table:table-cell>
          <table:table-cell office:value-type="float" office:value="3.8076295599340173" table:formula="of:=1000*[.E7]/(0.5*[Tanker_Data.$C$11]*[.B7]^2*[Tanker_Data.$C$8])" table:style-name="ce6">
            <text:p>3,808</text:p>
          </table:table-cell>
          <table:table-cell office:value-type="float" office:value="3.1843744714296287" table:formula="of:=1000*0.075/(LOG10([.D7]) - 2)^2" table:style-name="ce6">
            <text:p>3,184</text:p>
          </table:table-cell>
          <table:table-cell office:value-type="float" office:value="3.6117362793038126" table:formula="of:=(1+[Tanker_Data.$C$14])*[Model_tests.G7]" table:style-name="ce6">
            <text:p>3,612</text:p>
          </table:table-cell>
          <table:table-cell office:value-type="float" office:value="0.16709328063020473" table:formula="of:=[.F7]-[.H7]-1000*[Tanker_Data.$C$9]" table:style-name="ce6">
            <text:p>0,16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224" table:style-name="ce6">
            <text:p>1,224</text:p>
          </table:table-cell>
          <table:table-cell office:value-type="float" office:value="0.15924893570420992" table:formula="of:=[.B8]/SQRT(9.81*[Tanker_Data.$C$3])" table:style-name="ce6">
            <text:p>0,159</text:p>
          </table:table-cell>
          <table:table-cell office:value-type="float" office:value="7370928.0000000009" table:formula="of:=[.B8]*[Tanker_Data.$C$3]/([Tanker_Data.$C$10]/[Tanker_Data.$C$11])" table:style-name="ce6">
            <text:p>7370928,000</text:p>
          </table:table-cell>
          <table:table-cell office:value-type="float" office:value="25.84" table:style-name="ce6">
            <text:p>25,840</text:p>
          </table:table-cell>
          <table:table-cell office:value-type="float" office:value="3.8074260036775724" table:formula="of:=1000*[.E8]/(0.5*[Tanker_Data.$C$11]*[.B8]^2*[Tanker_Data.$C$8])" table:style-name="ce6">
            <text:p>3,807</text:p>
          </table:table-cell>
          <table:table-cell office:value-type="float" office:value="3.165522370806904" table:formula="of:=1000*0.075/(LOG10([.D8]) - 2)^2" table:style-name="ce6">
            <text:p>3,166</text:p>
          </table:table-cell>
          <table:table-cell office:value-type="float" office:value="3.5903541157514174" table:formula="of:=(1+[Tanker_Data.$C$14])*[Model_tests.G8]" table:style-name="ce6">
            <text:p>3,590</text:p>
          </table:table-cell>
          <table:table-cell office:value-type="float" office:value="0.18827188792615507" table:formula="of:=[.F8]-[.H8]-1000*[Tanker_Data.$C$9]" table:style-name="ce6">
            <text:p>0,18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2649999999999999" table:style-name="ce6">
            <text:p>1,265</text:p>
          </table:table-cell>
          <table:table-cell office:value-type="float" office:value="0.16458325462894244" table:formula="of:=[.B9]/SQRT(9.81*[Tanker_Data.$C$3])" table:style-name="ce6">
            <text:p>0,165</text:p>
          </table:table-cell>
          <table:table-cell office:value-type="float" office:value="7617830" table:formula="of:=[.B9]*[Tanker_Data.$C$3]/([Tanker_Data.$C$10]/[Tanker_Data.$C$11])" table:style-name="ce6">
            <text:p>7617830,000</text:p>
          </table:table-cell>
          <table:table-cell office:value-type="float" office:value="27.6" table:style-name="ce6">
            <text:p>27,600</text:p>
          </table:table-cell>
          <table:table-cell office:value-type="float" office:value="3.8074116026109328" table:formula="of:=1000*[.E9]/(0.5*[Tanker_Data.$C$11]*[.B9]^2*[Tanker_Data.$C$8])" table:style-name="ce6">
            <text:p>3,807</text:p>
          </table:table-cell>
          <table:table-cell office:value-type="float" office:value="3.1469926778111321" table:formula="of:=1000*0.075/(LOG10([.D9]) - 2)^2" table:style-name="ce6">
            <text:p>3,147</text:p>
          </table:table-cell>
          <table:table-cell office:value-type="float" office:value="3.5693376288282743" table:formula="of:=(1+[Tanker_Data.$C$14])*[Model_tests.G9]" table:style-name="ce6">
            <text:p>3,569</text:p>
          </table:table-cell>
          <table:table-cell office:value-type="float" office:value="0.2092739737826585" table:formula="of:=[.F9]-[.H9]-1000*[Tanker_Data.$C$9]" table:style-name="ce6">
            <text:p>0,20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306" table:style-name="ce6">
            <text:p>1,306</text:p>
          </table:table-cell>
          <table:table-cell office:value-type="float" office:value="0.16991757355367498" table:formula="of:=[.B10]/SQRT(9.81*[Tanker_Data.$C$3])" table:style-name="ce6">
            <text:p>0,170</text:p>
          </table:table-cell>
          <table:table-cell office:value-type="float" office:value="7864732.0000000009" table:formula="of:=[.B10]*[Tanker_Data.$C$3]/([Tanker_Data.$C$10]/[Tanker_Data.$C$11])" table:style-name="ce6">
            <text:p>7864732,000</text:p>
          </table:table-cell>
          <table:table-cell office:value-type="float" office:value="29.5" table:style-name="ce6">
            <text:p>29,500</text:p>
          </table:table-cell>
          <table:table-cell office:value-type="float" office:value="3.8180135036744063" table:formula="of:=1000*[.E10]/(0.5*[Tanker_Data.$C$11]*[.B10]^2*[Tanker_Data.$C$8])" table:style-name="ce6">
            <text:p>3,818</text:p>
          </table:table-cell>
          <table:table-cell office:value-type="float" office:value="3.1292086390667992" table:formula="of:=1000*0.075/(LOG10([.D10]) - 2)^2" table:style-name="ce6">
            <text:p>3,129</text:p>
          </table:table-cell>
          <table:table-cell office:value-type="float" office:value="3.5491668673485117" table:formula="of:=(1+[Tanker_Data.$C$14])*[Model_tests.G10]" table:style-name="ce6">
            <text:p>3,549</text:p>
          </table:table-cell>
          <table:table-cell office:value-type="float" office:value="0.24004663632589457" table:formula="of:=[.F10]-[.H10]-1000*[Tanker_Data.$C$9]" table:style-name="ce6">
            <text:p>0,24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347" table:style-name="ce6">
            <text:p>1,347</text:p>
          </table:table-cell>
          <table:table-cell office:value-type="float" office:value="0.1752518924784075" table:formula="of:=[.B11]/SQRT(9.81*[Tanker_Data.$C$3])" table:style-name="ce6">
            <text:p>0,175</text:p>
          </table:table-cell>
          <table:table-cell office:value-type="float" office:value="8111634.0000000009" table:formula="of:=[.B11]*[Tanker_Data.$C$3]/([Tanker_Data.$C$10]/[Tanker_Data.$C$11])" table:style-name="ce6">
            <text:p>8111634,000</text:p>
          </table:table-cell>
          <table:table-cell office:value-type="float" office:value="31.61" table:style-name="ce6">
            <text:p>31,610</text:p>
          </table:table-cell>
          <table:table-cell office:value-type="float" office:value="3.8458390279216883" table:formula="of:=1000*[.E11]/(0.5*[Tanker_Data.$C$11]*[.B11]^2*[Tanker_Data.$C$8])" table:style-name="ce6">
            <text:p>3,846</text:p>
          </table:table-cell>
          <table:table-cell office:value-type="float" office:value="3.1121178082610594" table:formula="of:=1000*0.075/(LOG10([.D11]) - 2)^2" table:style-name="ce6">
            <text:p>3,112</text:p>
          </table:table-cell>
          <table:table-cell office:value-type="float" office:value="3.5297823463952267" table:formula="of:=(1+[Tanker_Data.$C$14])*[Model_tests.G11]" table:style-name="ce6">
            <text:p>3,530</text:p>
          </table:table-cell>
          <table:table-cell office:value-type="float" office:value="0.28725668152646161" table:formula="of:=[.F11]-[.H11]-1000*[Tanker_Data.$C$9]" table:style-name="ce6">
            <text:p>0,28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3879999999999999" table:style-name="ce6">
            <text:p>1,388</text:p>
          </table:table-cell>
          <table:table-cell office:value-type="float" office:value="0.18058621140314002" table:formula="of:=[.B12]/SQRT(9.81*[Tanker_Data.$C$3])" table:style-name="ce6">
            <text:p>0,181</text:p>
          </table:table-cell>
          <table:table-cell office:value-type="float" office:value="8358535.9999999991" table:formula="of:=[.B12]*[Tanker_Data.$C$3]/([Tanker_Data.$C$10]/[Tanker_Data.$C$11])" table:style-name="ce6">
            <text:p>8358536,000</text:p>
          </table:table-cell>
          <table:table-cell office:value-type="float" office:value="34.020000000000003" table:style-name="ce6">
            <text:p>34,020</text:p>
          </table:table-cell>
          <table:table-cell office:value-type="float" office:value="3.898137688438176" table:formula="of:=1000*[.E12]/(0.5*[Tanker_Data.$C$11]*[.B12]^2*[Tanker_Data.$C$8])" table:style-name="ce6">
            <text:p>3,898</text:p>
          </table:table-cell>
          <table:table-cell office:value-type="float" office:value="3.0956729007940647" table:formula="of:=1000*0.075/(LOG10([.D12]) - 2)^2" table:style-name="ce6">
            <text:p>3,096</text:p>
          </table:table-cell>
          <table:table-cell office:value-type="float" office:value="3.5111304354967969" table:formula="of:=(1+[Tanker_Data.$C$14])*[Model_tests.G12]" table:style-name="ce6">
            <text:p>3,511</text:p>
          </table:table-cell>
          <table:table-cell office:value-type="float" office:value="0.35820725294137906" table:formula="of:=[.F12]-[.H12]-1000*[Tanker_Data.$C$9]" table:style-name="ce6">
            <text:p>0,35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4279999999999999" table:style-name="ce6">
            <text:p>1,428</text:p>
          </table:table-cell>
          <table:table-cell office:value-type="float" office:value="0.18579042498824491" table:formula="of:=[.B13]/SQRT(9.81*[Tanker_Data.$C$3])" table:style-name="ce6">
            <text:p>0,186</text:p>
          </table:table-cell>
          <table:table-cell office:value-type="float" office:value="8599416" table:formula="of:=[.B13]*[Tanker_Data.$C$3]/([Tanker_Data.$C$10]/[Tanker_Data.$C$11])" table:style-name="ce6">
            <text:p>8599416,000</text:p>
          </table:table-cell>
          <table:table-cell office:value-type="float" office:value="36.89" table:style-name="ce6">
            <text:p>36,890</text:p>
          </table:table-cell>
          <table:table-cell office:value-type="float" office:value="3.9935032143836193" table:formula="of:=1000*[.E13]/(0.5*[Tanker_Data.$C$11]*[.B13]^2*[Tanker_Data.$C$8])" table:style-name="ce6">
            <text:p>3,994</text:p>
          </table:table-cell>
          <table:table-cell office:value-type="float" office:value="3.0802106690396149" table:formula="of:=1000*0.075/(LOG10([.D13]) - 2)^2" table:style-name="ce6">
            <text:p>3,080</text:p>
          </table:table-cell>
          <table:table-cell office:value-type="float" office:value="3.4935930811788305" table:formula="of:=(1+[Tanker_Data.$C$14])*[Model_tests.G13]" table:style-name="ce6">
            <text:p>3,494</text:p>
          </table:table-cell>
          <table:table-cell office:value-type="float" office:value="0.47111013320478884" table:formula="of:=[.F13]-[.H13]-1000*[Tanker_Data.$C$9]" table:style-name="ce6">
            <text:p>0,47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4690000000000001" table:style-name="ce6">
            <text:p>1,469</text:p>
          </table:table-cell>
          <table:table-cell office:value-type="float" office:value="0.19112474391297746" table:formula="of:=[.B14]/SQRT(9.81*[Tanker_Data.$C$3])" table:style-name="ce6">
            <text:p>0,191</text:p>
          </table:table-cell>
          <table:table-cell office:value-type="float" office:value="8846318" table:formula="of:=[.B14]*[Tanker_Data.$C$3]/([Tanker_Data.$C$10]/[Tanker_Data.$C$11])" table:style-name="ce6">
            <text:p>8846318,000</text:p>
          </table:table-cell>
          <table:table-cell office:value-type="float" office:value="40.39" table:style-name="ce6">
            <text:p>40,390</text:p>
          </table:table-cell>
          <table:table-cell office:value-type="float" office:value="4.1317311991676284" table:formula="of:=1000*[.E14]/(0.5*[Tanker_Data.$C$11]*[.B14]^2*[Tanker_Data.$C$8])" table:style-name="ce6">
            <text:p>4,132</text:p>
          </table:table-cell>
          <table:table-cell office:value-type="float" office:value="3.0649199455794678" table:formula="of:=1000*0.075/(LOG10([.D14]) - 2)^2" table:style-name="ce6">
            <text:p>3,065</text:p>
          </table:table-cell>
          <table:table-cell office:value-type="float" office:value="3.4762502525783292" table:formula="of:=(1+[Tanker_Data.$C$14])*[Model_tests.G14]" table:style-name="ce6">
            <text:p>3,476</text:p>
          </table:table-cell>
          <table:table-cell office:value-type="float" office:value="0.62668094658929918" table:formula="of:=[.F14]-[.H14]-1000*[Tanker_Data.$C$9]" table:style-name="ce6">
            <text:p>0,627</text:p>
          </table:table-cell>
          <table:table-cell table:number-columns-repeated="16375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>
            <draw:frame draw:z-index="1" draw:id="id0" draw:style-name="a0" draw:name="Chart 1" svg:x="0.38194in" svg:y="0.03472in" svg:width="7.34028in" svg:height="4.0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Ship_prediction" table:style-name="ta1"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3" table:default-cell-style-name="ce1"/>
        <table:table-column table:style-name="co11" table:default-cell-style-name="ce1"/>
        <table:table-column table:style-name="co5" table:number-columns-repeated="57" table:default-cell-style-name="ce1"/>
        <table:table-column table:style-name="co6" table:number-columns-repeated="16320" table:default-cell-style-name="ce1"/>
        <table:table-row table:style-name="ro1">
          <table:table-cell/>
          <table:table-cell table:number-columns-repeated="7" table:style-name="ce2"/>
          <table:table-cell table:number-columns-repeated="16376"/>
        </table:table-row>
        <table:table-row table:style-name="ro1">
          <table:table-cell/>
          <table:table-cell office:value-type="string" table:style-name="ce3">
            <text:p>V</text:p>
          </table:table-cell>
          <table:table-cell office:value-type="string" table:style-name="ce3">
            <text:p>Rn</text:p>
          </table:table-cell>
          <table:table-cell office:value-type="string" table:style-name="ce3">
            <text:p>Cf</text:p>
          </table:table-cell>
          <table:table-cell office:value-type="string" table:style-name="ce3">
            <text:p>Cv</text:p>
          </table:table-cell>
          <table:table-cell office:value-type="string" table:style-name="ce3">
            <text:p>C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V [kts]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.4283765117292759" table:formula="of:=[Model_tests.C3]*SQRT(9.81*[Tanker_Data.$D$3])" table:style-name="ce1">
            <text:p>6,428376512</text:p>
          </table:table-cell>
          <table:table-cell office:value-type="float" office:value="1576043462.2865386" table:formula="of:=[.B3]*[Tanker_Data.$D$3]/([Tanker_Data.$D$10]/[Tanker_Data.$D$11])" table:style-name="ce1">
            <text:p>1576043462</text:p>
          </table:table-cell>
          <table:table-cell office:value-type="float" office:value="1.447737044588812" table:formula="of:=1000*0.075/(LOG10([.C3]) - 2)^2" table:style-name="ce1">
            <text:p>1,447737045</text:p>
          </table:table-cell>
          <table:table-cell office:value-type="float" office:value="1.6420318821630289" table:formula="of:=(1+[Tanker_Data.$C$14])*[.D3]" table:style-name="ce1">
            <text:p>1,642031882</text:p>
          </table:table-cell>
          <table:table-cell office:value-type="float" office:value="1.8105776312556319" table:formula="of:=[.E3]+[Model_tests.I3]+1000*[Tanker_Data.$D$9]" table:style-name="ce1">
            <text:p>1,810577631</text:p>
          </table:table-cell>
          <table:table-cell office:value-type="float" office:value="547994.56438938924" table:formula="of:=[.F3]/1000*0.5*[Tanker_Data.$D$11]*[.B3]^2*[Tanker_Data.$D$8]" table:style-name="ce7">
            <text:p>5,47995E+05</text:p>
          </table:table-cell>
          <table:table-cell office:value-type="float" office:value="12.4957642776595" table:formula="of:=[.B3]*3600/1852" table:style-name="ce1">
            <text:p>12,4957642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.6867720381811369" table:formula="of:=[Model_tests.C4]*SQRT(9.81*[Tanker_Data.$D$3])" table:style-name="ce1">
            <text:p>6,686772038</text:p>
          </table:table-cell>
          <table:table-cell office:value-type="float" office:value="1639394228.9078596" table:formula="of:=[.B4]*[Tanker_Data.$D$3]/([Tanker_Data.$D$10]/[Tanker_Data.$D$11])" table:style-name="ce1">
            <text:p>1639394229</text:p>
          </table:table-cell>
          <table:table-cell office:value-type="float" office:value="1.4408763315787816" table:formula="of:=1000*0.075/(LOG10([.C4]) - 2)^2" table:style-name="ce1">
            <text:p>1,440876332</text:p>
          </table:table-cell>
          <table:table-cell office:value-type="float" office:value="1.6342504210621007" table:formula="of:=(1+[Tanker_Data.$C$14])*[.D4]" table:style-name="ce1">
            <text:p>1,634250421</text:p>
          </table:table-cell>
          <table:table-cell office:value-type="float" office:value="1.8058209320342968" table:formula="of:=[.E4]+[Model_tests.I4]+1000*[Tanker_Data.$D$9]" table:style-name="ce1">
            <text:p>1,805820932</text:p>
          </table:table-cell>
          <table:table-cell office:value-type="float" office:value="591376.69686243648" table:formula="of:=[.F4]/1000*0.5*[Tanker_Data.$D$11]*[.B4]^2*[Tanker_Data.$D$8]" table:style-name="ce7">
            <text:p>5,91377E+05</text:p>
          </table:table-cell>
          <table:table-cell office:value-type="float" office:value="12.998044998624241" table:formula="of:=[.B4]*3600/1852" table:style-name="ce1">
            <text:p>12,99804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.9451675646330013" table:formula="of:=[Model_tests.C5]*SQRT(9.81*[Tanker_Data.$D$3])" table:style-name="ce1">
            <text:p>6,945167565</text:p>
          </table:table-cell>
          <table:table-cell office:value-type="float" office:value="1702744995.5291815" table:formula="of:=[.B5]*[Tanker_Data.$D$3]/([Tanker_Data.$D$10]/[Tanker_Data.$D$11])" table:style-name="ce1">
            <text:p>1702744996</text:p>
          </table:table-cell>
          <table:table-cell office:value-type="float" office:value="1.4343217002480169" table:formula="of:=1000*0.075/(LOG10([.C5]) - 2)^2" table:style-name="ce1">
            <text:p>1,4343217</text:p>
          </table:table-cell>
          <table:table-cell office:value-type="float" office:value="1.6268161196044093" table:formula="of:=(1+[Tanker_Data.$C$14])*[.D5]" table:style-name="ce1">
            <text:p>1,62681612</text:p>
          </table:table-cell>
          <table:table-cell office:value-type="float" office:value="1.8037264413874761" table:formula="of:=[.E5]+[Model_tests.I5]+1000*[Tanker_Data.$D$9]" table:style-name="ce1">
            <text:p>1,803726441</text:p>
          </table:table-cell>
          <table:table-cell office:value-type="float" office:value="637224.72332438757" table:formula="of:=[.F5]/1000*0.5*[Tanker_Data.$D$11]*[.B5]^2*[Tanker_Data.$D$8]" table:style-name="ce7">
            <text:p>6,37225E+05</text:p>
          </table:table-cell>
          <table:table-cell office:value-type="float" office:value="13.500325719588988" table:formula="of:=[.B5]*3600/1852" table:style-name="ce1">
            <text:p>13,5003257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.203563091084864" table:formula="of:=[Model_tests.C6]*SQRT(9.81*[Tanker_Data.$D$3])" table:style-name="ce1">
            <text:p>7,203563091</text:p>
          </table:table-cell>
          <table:table-cell office:value-type="float" office:value="1766095762.1505029" table:formula="of:=[.B6]*[Tanker_Data.$D$3]/([Tanker_Data.$D$10]/[Tanker_Data.$D$11])" table:style-name="ce1">
            <text:p>1766095762</text:p>
          </table:table-cell>
          <table:table-cell office:value-type="float" office:value="1.4280487486726108" table:formula="of:=1000*0.075/(LOG10([.C6]) - 2)^2" table:style-name="ce1">
            <text:p>1,428048749</text:p>
          </table:table-cell>
          <table:table-cell office:value-type="float" office:value="1.6197013009841488" table:formula="of:=(1+[Tanker_Data.$C$14])*[.D6]" table:style-name="ce1">
            <text:p>1,619701301</text:p>
          </table:table-cell>
          <table:table-cell office:value-type="float" office:value="1.8037953774185622" table:formula="of:=[.E6]+[Model_tests.I6]+1000*[Tanker_Data.$D$9]" table:style-name="ce1">
            <text:p>1,803795377</text:p>
          </table:table-cell>
          <table:table-cell office:value-type="float" office:value="685548.97683881328" table:formula="of:=[.F6]/1000*0.5*[Tanker_Data.$D$11]*[.B6]^2*[Tanker_Data.$D$8]" table:style-name="ce7">
            <text:p>6,85549E+05</text:p>
          </table:table-cell>
          <table:table-cell office:value-type="float" office:value="14.002606440553732" table:formula="of:=[.B6]*3600/1852" table:style-name="ce1">
            <text:p>14,00260644</text:p>
          </table:table-cell>
          <table:table-cell table:style-name="ce1">
            <draw:frame draw:z-index="1" draw:id="id1" draw:style-name="a1" draw:name="Chart 1" svg:x="0.43228in" svg:y="0.11457in" svg:width="4.88819in" svg:height="2.999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float" office:value="7.4619586175367267" table:formula="of:=[Model_tests.C7]*SQRT(9.81*[Tanker_Data.$D$3])" table:style-name="ce1">
            <text:p>7,461958618</text:p>
          </table:table-cell>
          <table:table-cell office:value-type="float" office:value="1829446528.7718246" table:formula="of:=[.B7]*[Tanker_Data.$D$3]/([Tanker_Data.$D$10]/[Tanker_Data.$D$11])" table:style-name="ce1">
            <text:p>1829446529</text:p>
          </table:table-cell>
          <table:table-cell office:value-type="float" office:value="1.4220358136893247" table:formula="of:=1000*0.075/(LOG10([.C7]) - 2)^2" table:style-name="ce1">
            <text:p>1,422035814</text:p>
          </table:table-cell>
          <table:table-cell office:value-type="float" office:value="1.6128813947139922" table:formula="of:=(1+[Tanker_Data.$C$14])*[.D7]" table:style-name="ce1">
            <text:p>1,612881395</text:p>
          </table:table-cell>
          <table:table-cell office:value-type="float" office:value="1.8087746753441969" table:formula="of:=[.E7]+[Model_tests.I7]+1000*[Tanker_Data.$D$9]" table:style-name="ce1">
            <text:p>1,808774675</text:p>
          </table:table-cell>
          <table:table-cell office:value-type="float" office:value="737643.68743361114" table:formula="of:=[.F7]/1000*0.5*[Tanker_Data.$D$11]*[.B7]^2*[Tanker_Data.$D$8]" table:style-name="ce7">
            <text:p>7,37644E+05</text:p>
          </table:table-cell>
          <table:table-cell office:value-type="float" office:value="14.504887161518475" table:formula="of:=[.B7]*3600/1852" table:style-name="ce1">
            <text:p>14,5048871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.7140518140751295" table:formula="of:=[Model_tests.C8]*SQRT(9.81*[Tanker_Data.$D$3])" table:style-name="ce1">
            <text:p>7,714051814</text:p>
          </table:table-cell>
          <table:table-cell office:value-type="float" office:value="1891252154.7438457" table:formula="of:=[.B8]*[Tanker_Data.$D$3]/([Tanker_Data.$D$10]/[Tanker_Data.$D$11])" table:style-name="ce1">
            <text:p>1891252155</text:p>
          </table:table-cell>
          <table:table-cell office:value-type="float" office:value="1.4164016422097838" table:formula="of:=1000*0.075/(LOG10([.C8]) - 2)^2" table:style-name="ce1">
            <text:p>1,416401642</text:p>
          </table:table-cell>
          <table:table-cell office:value-type="float" office:value="1.6064910842404438" table:formula="of:=(1+[Tanker_Data.$C$14])*[.D8]" table:style-name="ce1">
            <text:p>1,606491084</text:p>
          </table:table-cell>
          <table:table-cell office:value-type="float" office:value="1.8235629721665989" table:formula="of:=[.E8]+[Model_tests.I8]+1000*[Tanker_Data.$D$9]" table:style-name="ce1">
            <text:p>1,823562972</text:p>
          </table:table-cell>
          <table:table-cell office:value-type="float" office:value="794771.63211250899" table:formula="of:=[.F8]/1000*0.5*[Tanker_Data.$D$11]*[.B8]^2*[Tanker_Data.$D$8]" table:style-name="ce7">
            <text:p>7,94772E+05</text:p>
          </table:table-cell>
          <table:table-cell office:value-type="float" office:value="14.994917133191397" table:formula="of:=[.B8]*3600/1852" table:style-name="ce1">
            <text:p>14,9949171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.9724473405269922" table:formula="of:=[Model_tests.C9]*SQRT(9.81*[Tanker_Data.$D$3])" table:style-name="ce1">
            <text:p>7,972447341</text:p>
          </table:table-cell>
          <table:table-cell office:value-type="float" office:value="1954602921.3651674" table:formula="of:=[.B9]*[Tanker_Data.$D$3]/([Tanker_Data.$D$10]/[Tanker_Data.$D$11])" table:style-name="ce1">
            <text:p>1954602921</text:p>
          </table:table-cell>
          <table:table-cell office:value-type="float" office:value="1.4108475637355062" table:formula="of:=1000*0.075/(LOG10([.C9]) - 2)^2" table:style-name="ce1">
            <text:p>1,410847564</text:p>
          </table:table-cell>
          <table:table-cell office:value-type="float" office:value="1.6001916157251588" table:formula="of:=(1+[Tanker_Data.$C$14])*[.D9]" table:style-name="ce1">
            <text:p>1,600191616</text:p>
          </table:table-cell>
          <table:table-cell office:value-type="float" office:value="1.8382655895078173" table:formula="of:=[.E9]+[Model_tests.I9]+1000*[Tanker_Data.$D$9]" table:style-name="ce1">
            <text:p>1,83826559</text:p>
          </table:table-cell>
          <table:table-cell office:value-type="float" office:value="855752.28082013899" table:formula="of:=[.F9]/1000*0.5*[Tanker_Data.$D$11]*[.B9]^2*[Tanker_Data.$D$8]" table:style-name="ce7">
            <text:p>8,55752E+05</text:p>
          </table:table-cell>
          <table:table-cell office:value-type="float" office:value="15.497197854156141" table:formula="of:=[.B9]*3600/1852" table:style-name="ce1">
            <text:p>15,4971978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.2308428669788558" table:formula="of:=[Model_tests.C10]*SQRT(9.81*[Tanker_Data.$D$3])" table:style-name="ce1">
            <text:p>8,230842867</text:p>
          </table:table-cell>
          <table:table-cell office:value-type="float" office:value="2017953687.9864891" table:formula="of:=[.B10]*[Tanker_Data.$D$3]/([Tanker_Data.$D$10]/[Tanker_Data.$D$11])" table:style-name="ce1">
            <text:p>2017953688</text:p>
          </table:table-cell>
          <table:table-cell office:value-type="float" office:value="1.4055017223129067" table:formula="of:=1000*0.075/(LOG10([.C10]) - 2)^2" table:style-name="ce1">
            <text:p>1,405501722</text:p>
          </table:table-cell>
          <table:table-cell office:value-type="float" office:value="1.5941283309002621" table:formula="of:=(1+[Tanker_Data.$C$14])*[.D10]" table:style-name="ce1">
            <text:p>1,594128331</text:p>
          </table:table-cell>
          <table:table-cell office:value-type="float" office:value="1.8629749672261566" table:formula="of:=[.E10]+[Model_tests.I10]+1000*[Tanker_Data.$D$9]" table:style-name="ce1">
            <text:p>1,862974967</text:p>
          </table:table-cell>
          <table:table-cell office:value-type="float" office:value="924383.38284117996" table:formula="of:=[.F10]/1000*0.5*[Tanker_Data.$D$11]*[.B10]^2*[Tanker_Data.$D$8]" table:style-name="ce7">
            <text:p>9,24383E+05</text:p>
          </table:table-cell>
          <table:table-cell office:value-type="float" office:value="15.999478575120886" table:formula="of:=[.B10]*3600/1852" table:style-name="ce1">
            <text:p>15,999478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.4892383934307194" table:formula="of:=[Model_tests.C11]*SQRT(9.81*[Tanker_Data.$D$3])" table:style-name="ce1">
            <text:p>8,489238393</text:p>
          </table:table-cell>
          <table:table-cell office:value-type="float" office:value="2081304454.6078107" table:formula="of:=[.B11]*[Tanker_Data.$D$3]/([Tanker_Data.$D$10]/[Tanker_Data.$D$11])" table:style-name="ce1">
            <text:p>2081304455</text:p>
          </table:table-cell>
          <table:table-cell office:value-type="float" office:value="1.400350075987757" table:formula="of:=1000*0.075/(LOG10([.C11]) - 2)^2" table:style-name="ce1">
            <text:p>1,400350076</text:p>
          </table:table-cell>
          <table:table-cell office:value-type="float" office:value="1.5882853032985704" table:formula="of:=(1+[Tanker_Data.$C$14])*[.D11]" table:style-name="ce1">
            <text:p>1,588285303</text:p>
          </table:table-cell>
          <table:table-cell office:value-type="float" office:value="1.904341984825032" table:formula="of:=[.E11]+[Model_tests.I11]+1000*[Tanker_Data.$D$9]" table:style-name="ce1">
            <text:p>1,904341985</text:p>
          </table:table-cell>
          <table:table-cell office:value-type="float" office:value="1005168.5467379915" table:formula="of:=[.F11]/1000*0.5*[Tanker_Data.$D$11]*[.B11]^2*[Tanker_Data.$D$8]" table:style-name="ce7">
            <text:p>1,00517E+06</text:p>
          </table:table-cell>
          <table:table-cell office:value-type="float" office:value="16.501759296085631" table:formula="of:=[.B11]*3600/1852" table:style-name="ce1">
            <text:p>16,501759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.7476339198825812" table:formula="of:=[Model_tests.C12]*SQRT(9.81*[Tanker_Data.$D$3])" table:style-name="ce1">
            <text:p>8,74763392</text:p>
          </table:table-cell>
          <table:table-cell office:value-type="float" office:value="2144655221.2291324" table:formula="of:=[.B12]*[Tanker_Data.$D$3]/([Tanker_Data.$D$10]/[Tanker_Data.$D$11])" table:style-name="ce1">
            <text:p>2144655221</text:p>
          </table:table-cell>
          <table:table-cell office:value-type="float" office:value="1.395379923411026" table:formula="of:=1000*0.075/(LOG10([.C12]) - 2)^2" table:style-name="ce1">
            <text:p>1,395379923</text:p>
          </table:table-cell>
          <table:table-cell office:value-type="float" office:value="1.5826481269752106" table:formula="of:=(1+[Tanker_Data.$C$14])*[.D12]" table:style-name="ce1">
            <text:p>1,582648127</text:p>
          </table:table-cell>
          <table:table-cell office:value-type="float" office:value="1.9696553799165897" table:formula="of:=[.E12]+[Model_tests.I12]+1000*[Tanker_Data.$D$9]" table:style-name="ce1">
            <text:p>1,96965538</text:p>
          </table:table-cell>
          <table:table-cell office:value-type="float" office:value="1103895.4300761074" table:formula="of:=[.F12]/1000*0.5*[Tanker_Data.$D$11]*[.B12]^2*[Tanker_Data.$D$8]" table:style-name="ce7">
            <text:p>1,10390E+06</text:p>
          </table:table-cell>
          <table:table-cell office:value-type="float" office:value="17.004040017050375" table:formula="of:=[.B12]*3600/1852" table:style-name="ce1">
            <text:p>17,0040400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.9997271164209849" table:formula="of:=[Model_tests.C13]*SQRT(9.81*[Tanker_Data.$D$3])" table:style-name="ce1">
            <text:p>8,999727116</text:p>
          </table:table-cell>
          <table:table-cell office:value-type="float" office:value="2206460847.2011533" table:formula="of:=[.B13]*[Tanker_Data.$D$3]/([Tanker_Data.$D$10]/[Tanker_Data.$D$11])" table:style-name="ce1">
            <text:p>2206460847</text:p>
          </table:table-cell>
          <table:table-cell office:value-type="float" office:value="1.390694879978964" table:formula="of:=1000*0.075/(LOG10([.C13]) - 2)^2" table:style-name="ce1">
            <text:p>1,39069488</text:p>
          </table:table-cell>
          <table:table-cell office:value-type="float" office:value="1.5773343231228341" table:formula="of:=(1+[Tanker_Data.$C$14])*[.D13]" table:style-name="ce1">
            <text:p>1,577334323</text:p>
          </table:table-cell>
          <table:table-cell office:value-type="float" office:value="2.0772444563276227" table:formula="of:=[.E13]+[Model_tests.I13]+1000*[Tanker_Data.$D$9]" table:style-name="ce1">
            <text:p>2,077244456</text:p>
          </table:table-cell>
          <table:table-cell office:value-type="float" office:value="1232261.2168608147" table:formula="of:=[.F13]/1000*0.5*[Tanker_Data.$D$11]*[.B13]^2*[Tanker_Data.$D$8]" table:style-name="ce7">
            <text:p>1,23226E+06</text:p>
          </table:table-cell>
          <table:table-cell office:value-type="float" office:value="17.494069988723297" table:formula="of:=[.B13]*3600/1852" table:style-name="ce1">
            <text:p>17,4940699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9.2581226428728485" table:formula="of:=[Model_tests.C14]*SQRT(9.81*[Tanker_Data.$D$3])" table:style-name="ce1">
            <text:p>9,258122643</text:p>
          </table:table-cell>
          <table:table-cell office:value-type="float" office:value="2269811613.8224754" table:formula="of:=[.B14]*[Tanker_Data.$D$3]/([Tanker_Data.$D$10]/[Tanker_Data.$D$11])" table:style-name="ce1">
            <text:p>2269811614</text:p>
          </table:table-cell>
          <table:table-cell office:value-type="float" office:value="1.3860504080416554" table:formula="of:=1000*0.075/(LOG10([.C14]) - 2)^2" table:style-name="ce1">
            <text:p>1,386050408</text:p>
          </table:table-cell>
          <table:table-cell office:value-type="float" office:value="1.5720665356987453" table:formula="of:=(1+[Tanker_Data.$C$14])*[.D14]" table:style-name="ce1">
            <text:p>1,572066536</text:p>
          </table:table-cell>
          <table:table-cell office:value-type="float" office:value="2.2275474822880446" table:formula="of:=[.E14]+[Model_tests.I14]+1000*[Tanker_Data.$D$9]" table:style-name="ce1">
            <text:p>2,227547482</text:p>
          </table:table-cell>
          <table:table-cell office:value-type="float" office:value="1398393.2480853109" table:formula="of:=[.F14]/1000*0.5*[Tanker_Data.$D$11]*[.B14]^2*[Tanker_Data.$D$8]" table:style-name="ce7">
            <text:p>1,39839E+06</text:p>
          </table:table-cell>
          <table:table-cell office:value-type="float" office:value="17.996350709688041" table:formula="of:=[.B14]*3600/1852" table:style-name="ce1">
            <text:p>17,99635071</text:p>
          </table:table-cell>
          <table:table-cell table:number-columns-repeated="16376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37">
      <number:number number:decimal-places="3" number:min-decimal-places="3" number:min-integer-digits="1"/>
    </number:number-style>
    <number:number-style style:name="N38">
      <number:scientific-number number:decimal-places="5" number:min-decimal-places="5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dc:creator>Grm, Aleksander</dc:creator>
    <meta:creation-date>2015-06-05T18:17:20Z</meta:creation-date>
    <dc:date>2024-10-08T08:10:52Z</dc:date>
    <meta:editing-cycles>2</meta:editing-cycles>
    <meta:editing-duration>PT52S</meta:editing-duration>
    <meta:user-defined meta:name="AppVersion">15.0000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false" chart:visible="true" chart:logarithmic="false" chart:minimum="0.1" chart:tick-marks-major-inner="false" chart:tick-marks-major-outer="false" chart:tick-marks-minor-inner="false" chart:tick-marks-minor-outer="false" chart:display-label="true" chart:axis-label-position="near-axis" chart:axis-position="0.13" chart:reverse-direction="false" chart:major-origin="0.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100" chart:link-data-style-to-source="false" chart:visible="true" chart:logarithmic="false" chart:maximum="45" chart:minimum="15" chart:origin="0.13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5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2.3199212598425pt" svg:width="528.5pt" chart:style-name="Crt0">
        <chart:title chart:style-name="CT00">
          <text:p text:style-name="a0" text:class-names="" text:cond-style-name="">Model Resistanc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odel_tests.$E$3:.$E$14" chart:class="chart:scatter" chart:attached-axis="primary-y" chart:style-name="G0S0">
            <chart:domain table:cell-range-address="Model_tests.$C$3:.$C$14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decimal-places="0" number:min-integer-digits="6" number:grouping="true" number:min-exponent-digits="2" number:exponent-interval="6" number:forced-exponent-sign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inimum="1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12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9433070866142pt" svg:width="351.9496062992126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ip_prediction.$G$3:.$G$14" chart:class="chart:scatter" chart:attached-axis="primary-y" chart:style-name="G0S0">
            <chart:domain table:cell-range-address="Ship_prediction.$H$3:.$H$14"/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